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B600004C08000022505727880DB6CFD9C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463cm" svg:height="8.783cm" svg:x="1.127cm" svg:y="1.966cm">
          <draw:image xlink:href="Pictures/200001B600004C08000022505727880DB6CFD9C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10:59:08.031499505</meta:creation-date>
    <dc:date>2017-10-05T11:13:04.011913990</dc:date>
    <meta:editing-duration>PT13M5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